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size="11pt" fo:font-weight="bold" style:font-name-asian="Georgia" style:font-size-asian="11pt" style:font-weight-asian="bold" style:font-name-complex="Georgia" style:font-size-complex="11pt" style:font-weight-complex="bold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fo:margin-left="0.4925in" fo:margin-right="0in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size="11pt" style:font-name-asian="Georgia" style:font-size-asian="11pt" style:font-name-complex="Georgia" style:font-size-complex="11pt"/>
    </style:style>
    <style:style style:name="P6" style:family="paragraph" style:parent-style-name="Standard" style:master-page-name="MP0">
      <style:paragraph-properties style:page-number="auto"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size="11pt" fo:font-weight="bold" style:font-name-asian="Georgia" style:font-size-asian="11pt" style:font-weight-asian="bold" style:font-name-complex="Georgia" style:font-size-complex="11pt" style:font-weight-complex="bold"/>
    </style:style>
    <style:style style:name="T1" style:family="text">
      <style:text-properties fo:color="#000000" style:font-name="Arial" fo:font-size="11pt" style:font-name-asian="Georgia" style:font-size-asian="11pt" style:font-name-complex="Georgia" style:font-size-complex="11pt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1621b0" style:font-size-asian="11pt" style:font-size-complex="11pt"/>
    </style:style>
    <style:style style:name="T4" style:family="text">
      <style:text-properties officeooo:rsid="00162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clusion of Women and Minorities</text:p>
      <text:p text:style-name="P1"/>
      <text:p text:style-name="P1">Inclusion of Women. </text:p>
      <text:p text:style-name="P2"><text:span text:style-name="Default_20_Paragraph_20_Font"><text:span text:style-name="T1">Our subject population will include approximately 50% men and 50% women, reflecting the population as a whole. We will ensure</text:span></text:span><text:span text:style-name="Default_20_Paragraph_20_Font"><text:span text:style-name="T1"> very nearly 50% women and men by drawing actively from the undergraduate students, graduate students, and postdoctoral researchers at NYU, as well as the surrounding community.</text:span></text:span></text:p>
      <text:p text:style-name="P3"/>
      <text:p text:style-name="P1">Inclusion of Minorities. </text:p>
      <text:p text:style-name="P2"><text:span text:style-name="Default_20_Paragraph_20_Font"><text:span text:style-name="T1">Our subject population will mainly reflect the demographics at New York University (see </text:span></text:span><text:a xlink:type="simple" xlink:href="http://www.nyu.edu/ir/pdf/demographics/2007/Enrollment.pdf" office:target-frame-name="_top" xlink:show="replace"><text:span text:style-name="Default_20_Paragraph_20_Font"><text:span text:style-name="T2">http://www.nyu.edu/ir/pdf/demographics/20</text:span></text:span></text:a><text:a xlink:type="simple" xlink:href="http://www.nyu.edu/ir/pdf/demographics/2007/Enrollment.pdf" office:target-frame-name="_top" xlink:show="replace"><text:span text:style-name="Default_20_Paragraph_20_Font"><text:span text:style-name="T3">12</text:span></text:span></text:a><text:a xlink:type="simple" xlink:href="http://www.nyu.edu/ir/pdf/demographics/2007/Enrollment.pdf" office:target-frame-name="_top" xlink:show="replace"><text:span text:style-name="Default_20_Paragraph_20_Font"><text:span text:style-name="T2">/Enrollment.pdf</text:span></text:span></text:a><text:span text:style-name="Default_20_Paragraph_20_Font"><text:span text:style-name="T1">):</text:span></text:span></text:p>
      <text:p text:style-name="P3"/>
      <text:p text:style-name="P5">Hispanic: <text:span text:style-name="T4">7</text:span>%</text:p>
      <text:p text:style-name="P5">Asian/Pacific Islander: 15%</text:p>
      <text:p text:style-name="P5">American Indian/Alaskan Native: 0.<text:span text:style-name="T4">2</text:span>%</text:p>
      <text:p text:style-name="P5">Black (non-Hispanic): 5%</text:p>
      <text:p text:style-name="P5">White (non-Hispanic): <text:span text:style-name="T4">40</text:span>%</text:p>
      <text:p text:style-name="P5">International: 1<text:span text:style-name="T4">6</text:span>%</text:p>
      <text:p text:style-name="P5">Unknown/other: 1<text:span text:style-name="T4">5</text:span>%</text:p>
      <text:p text:style-name="P5"/>
      <text:p text:style-name="P4"><text:span text:style-name="Default_20_Paragraph_20_Font"><text:span text:style-name="T1">The NYU population is sufficiently diverse that it should be possible to achieve this target. However, we actively and substantially recruit from the extraordinarily d</text:span></text:span><text:span text:style-name="Default_20_Paragraph_20_Font"><text:span text:style-name="T1">iverse population of New York City, via postings at city universities and public gathering locations throughout the boroughs. These steps are taken to ensure a population with maximal demographic relevance to the public health questions being addressed by </text:span></text:span><text:span text:style-name="Default_20_Paragraph_20_Font"><text:span text:style-name="T1">our proposed studies, both regarding ethnic and gender diversity as well as, crucially, age across the lifespa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meta:initial-creator>Sara Steele</meta:initial-creator>
    <dc:creator>Sara Steele</dc:creator>
    <meta:creation-date>2012-12-12T09:12:00Z</meta:creation-date>
    <dc:date>2013-03-01T14:54:20</dc:date>
    <meta:editing-cycles>4</meta:editing-cycles>
    <meta:editing-duration>PT2M</meta:editing-duration>
    <meta:document-statistic meta:table-count="0" meta:image-count="0" meta:object-count="0" meta:page-count="1" meta:paragraph-count="13" meta:word-count="169" meta:character-count="1223" meta:non-whitespace-character-count="1065"/>
    <meta:template xlink:type="simple" xlink:actuate="onRequest" xlink:title="" xlink:href="Normal.dotm"/>
  </office:meta>
</office:document-meta>
</file>